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3D4E069AD7E28682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478cm, 2.445cm, 11.033cm, 3.77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1cm" svg:height="20.8cm" svg:x="1.092cm" svg:y="2.491cm">
          <draw:image xlink:href="Pictures/10000000000005E8000007E03D4E069AD7E2868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06T14:50:31.395436551</dc:date>
    <meta:editing-duration>PT3M31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